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1464" officeooo:paragraph-rsid="001d1464"/>
    </style:style>
    <style:style style:name="P2" style:family="paragraph" style:parent-style-name="Standard">
      <style:text-properties officeooo:rsid="001d1464" officeooo:paragraph-rsid="0027e42b"/>
    </style:style>
    <style:style style:name="P3" style:family="paragraph" style:parent-style-name="Standard">
      <style:text-properties officeooo:rsid="001d1464" officeooo:paragraph-rsid="0029cae1"/>
    </style:style>
    <style:style style:name="P4" style:family="paragraph" style:parent-style-name="Standard">
      <style:text-properties officeooo:rsid="001d1464" officeooo:paragraph-rsid="002ae73f"/>
    </style:style>
    <style:style style:name="P5" style:family="paragraph" style:parent-style-name="Standard">
      <style:text-properties officeooo:rsid="001d1464" officeooo:paragraph-rsid="002c7696"/>
    </style:style>
    <style:style style:name="P6" style:family="paragraph" style:parent-style-name="Standard">
      <style:text-properties officeooo:rsid="0026a7e3" officeooo:paragraph-rsid="0026a7e3"/>
    </style:style>
    <style:style style:name="P7" style:family="paragraph" style:parent-style-name="Standard">
      <style:text-properties officeooo:rsid="0026a7e3" officeooo:paragraph-rsid="0027e42b"/>
    </style:style>
    <style:style style:name="P8" style:family="paragraph" style:parent-style-name="Standard" style:list-style-name="L1">
      <style:text-properties officeooo:rsid="001eb53c" officeooo:paragraph-rsid="001eb53c"/>
    </style:style>
    <style:style style:name="P9" style:family="paragraph" style:parent-style-name="Standard" style:list-style-name="L1">
      <style:text-properties officeooo:rsid="001eb53c" officeooo:paragraph-rsid="002ae73f"/>
    </style:style>
    <style:style style:name="P10" style:family="paragraph" style:parent-style-name="Standard" style:list-style-name="L2">
      <style:text-properties officeooo:rsid="001eb53c" officeooo:paragraph-rsid="001eb53c"/>
    </style:style>
    <style:style style:name="P11" style:family="paragraph" style:parent-style-name="Standard" style:list-style-name="L3">
      <style:text-properties officeooo:rsid="001eb53c" officeooo:paragraph-rsid="002ae73f"/>
    </style:style>
    <style:style style:name="P12" style:family="paragraph" style:parent-style-name="Standard" style:list-style-name="L3">
      <style:text-properties officeooo:rsid="001eb53c" officeooo:paragraph-rsid="002f7fe8"/>
    </style:style>
    <style:style style:name="P13" style:family="paragraph" style:parent-style-name="Standard" style:list-style-name="L4">
      <style:text-properties officeooo:rsid="001eb53c" officeooo:paragraph-rsid="002ae73f"/>
    </style:style>
    <style:style style:name="P14" style:family="paragraph" style:parent-style-name="Standard" style:list-style-name="L5">
      <style:text-properties officeooo:rsid="00211a27" officeooo:paragraph-rsid="00211a27"/>
    </style:style>
    <style:style style:name="P15" style:family="paragraph" style:parent-style-name="Standard" style:list-style-name="L5">
      <style:text-properties officeooo:rsid="00211a27" officeooo:paragraph-rsid="0027e42b"/>
    </style:style>
    <style:style style:name="P16" style:family="paragraph" style:parent-style-name="Standard" style:list-style-name="L5">
      <style:text-properties officeooo:rsid="00211a27" officeooo:paragraph-rsid="0029cae1"/>
    </style:style>
    <style:style style:name="P17" style:family="paragraph" style:parent-style-name="Standard" style:list-style-name="L5">
      <style:text-properties officeooo:rsid="00211a27" officeooo:paragraph-rsid="00387651"/>
    </style:style>
    <style:style style:name="P18" style:family="paragraph" style:parent-style-name="Standard" style:list-style-name="L5">
      <style:text-properties officeooo:rsid="00211a27" officeooo:paragraph-rsid="00397b27"/>
    </style:style>
    <style:style style:name="P19" style:family="paragraph" style:parent-style-name="Standard" style:list-style-name="L6">
      <style:text-properties officeooo:rsid="0025fc50" officeooo:paragraph-rsid="0026a7e3"/>
    </style:style>
    <style:style style:name="P20" style:family="paragraph" style:parent-style-name="Standard" style:list-style-name="L8">
      <style:text-properties officeooo:rsid="0025fc50" officeooo:paragraph-rsid="0027e42b"/>
    </style:style>
    <style:style style:name="P21" style:family="paragraph" style:parent-style-name="Standard" style:list-style-name="L15">
      <style:text-properties officeooo:rsid="0025fc50" officeooo:paragraph-rsid="00387651"/>
    </style:style>
    <style:style style:name="P22" style:family="paragraph" style:parent-style-name="Standard" style:list-style-name="L6">
      <style:text-properties officeooo:rsid="0026a7e3" officeooo:paragraph-rsid="0026a7e3"/>
    </style:style>
    <style:style style:name="P23" style:family="paragraph" style:parent-style-name="Standard" style:list-style-name="L7">
      <style:text-properties officeooo:rsid="0026a7e3" officeooo:paragraph-rsid="0026a7e3"/>
    </style:style>
    <style:style style:name="P24" style:family="paragraph" style:parent-style-name="Standard" style:list-style-name="L8">
      <style:text-properties officeooo:rsid="0026a7e3" officeooo:paragraph-rsid="0027e42b"/>
    </style:style>
    <style:style style:name="P25" style:family="paragraph" style:parent-style-name="Standard" style:list-style-name="L9">
      <style:text-properties officeooo:rsid="0026a7e3" officeooo:paragraph-rsid="0027e42b"/>
    </style:style>
    <style:style style:name="P26" style:family="paragraph" style:parent-style-name="Standard" style:list-style-name="L11">
      <style:text-properties officeooo:rsid="0026a7e3" officeooo:paragraph-rsid="0029cae1"/>
    </style:style>
    <style:style style:name="P27" style:family="paragraph" style:parent-style-name="Standard">
      <style:text-properties officeooo:rsid="0026a7e3" officeooo:paragraph-rsid="0029cae1"/>
    </style:style>
    <style:style style:name="P28" style:family="paragraph" style:parent-style-name="Standard">
      <style:text-properties officeooo:rsid="0026a7e3" officeooo:paragraph-rsid="00387651"/>
    </style:style>
    <style:style style:name="P29" style:family="paragraph" style:parent-style-name="Standard" style:list-style-name="L16">
      <style:text-properties officeooo:rsid="0026a7e3" officeooo:paragraph-rsid="00387651"/>
    </style:style>
    <style:style style:name="P30" style:family="paragraph" style:parent-style-name="Standard" style:list-style-name="L18">
      <style:text-properties officeooo:rsid="0026a7e3" officeooo:paragraph-rsid="00397b27"/>
    </style:style>
    <style:style style:name="P31" style:family="paragraph" style:parent-style-name="Standard" style:list-style-name="L20">
      <style:text-properties officeooo:rsid="0026a7e3" officeooo:paragraph-rsid="00387651"/>
    </style:style>
    <style:style style:name="P32" style:family="paragraph" style:parent-style-name="Standard">
      <style:text-properties officeooo:rsid="0026a7e3" officeooo:paragraph-rsid="00397b27"/>
    </style:style>
    <style:style style:name="P33" style:family="paragraph" style:parent-style-name="Standard" style:list-style-name="L22">
      <style:text-properties officeooo:rsid="0026a7e3" officeooo:paragraph-rsid="00397b27"/>
    </style:style>
    <style:style style:name="P34" style:family="paragraph" style:parent-style-name="Standard" style:list-style-name="L15">
      <style:text-properties officeooo:rsid="0029cae1" officeooo:paragraph-rsid="00387651"/>
    </style:style>
    <style:style style:name="P35" style:family="paragraph" style:parent-style-name="Standard">
      <style:text-properties officeooo:rsid="001d1464" officeooo:paragraph-rsid="002ae73f"/>
    </style:style>
    <style:style style:name="P36" style:family="paragraph" style:parent-style-name="Standard">
      <style:text-properties officeooo:rsid="001d1464" officeooo:paragraph-rsid="001d1464"/>
    </style:style>
    <style:style style:name="P37" style:family="paragraph" style:parent-style-name="Standard">
      <style:text-properties officeooo:rsid="001d1464" officeooo:paragraph-rsid="00387651"/>
    </style:style>
    <style:style style:name="P38" style:family="paragraph" style:parent-style-name="Standard">
      <style:text-properties officeooo:rsid="001d1464" officeooo:paragraph-rsid="00397b27"/>
    </style:style>
    <style:style style:name="P39" style:family="paragraph" style:parent-style-name="Standard">
      <style:text-properties officeooo:rsid="001d1464" officeooo:paragraph-rsid="0027e42b"/>
    </style:style>
    <style:style style:name="P40" style:family="paragraph" style:parent-style-name="Standard">
      <style:text-properties style:text-line-through-style="none" style:text-line-through-type="none" officeooo:rsid="0023fa26" officeooo:paragraph-rsid="0030cbf2"/>
    </style:style>
    <style:style style:name="P41" style:family="paragraph" style:parent-style-name="Standard">
      <style:text-properties fo:font-size="14pt" fo:font-weight="bold" officeooo:rsid="001d1464" officeooo:paragraph-rsid="001d1464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rsid="001d1464" officeooo:paragraph-rsid="0030cbf2" fo:background-color="#ffff00"/>
    </style:style>
    <style:style style:name="P43" style:family="paragraph" style:parent-style-name="Standard" style:list-style-name="L10">
      <style:text-properties officeooo:rsid="00387651" officeooo:paragraph-rsid="00387651"/>
    </style:style>
    <style:style style:name="P44" style:family="paragraph" style:parent-style-name="Standard" style:list-style-name="L17">
      <style:text-properties officeooo:rsid="00387651" officeooo:paragraph-rsid="00387651"/>
    </style:style>
    <style:style style:name="P45" style:family="paragraph" style:parent-style-name="Standard" style:list-style-name="L19">
      <style:text-properties officeooo:rsid="00387651" officeooo:paragraph-rsid="00387651"/>
    </style:style>
    <style:style style:name="P46" style:family="paragraph" style:parent-style-name="Standard" style:list-style-name="L21">
      <style:text-properties officeooo:rsid="00387651" officeooo:paragraph-rsid="00397b27"/>
    </style:style>
    <style:style style:name="T1" style:family="text">
      <style:text-properties officeooo:rsid="001eb53c"/>
    </style:style>
    <style:style style:name="T2" style:family="text">
      <style:text-properties officeooo:rsid="001ff92e"/>
    </style:style>
    <style:style style:name="T3" style:family="text">
      <style:text-properties officeooo:rsid="00211a27"/>
    </style:style>
    <style:style style:name="T4" style:family="text">
      <style:text-properties officeooo:rsid="0029cae1"/>
    </style:style>
    <style:style style:name="T5" style:family="text">
      <style:text-properties officeooo:rsid="002ae73f"/>
    </style:style>
    <style:style style:name="T6" style:family="text">
      <style:text-properties officeooo:rsid="002c7696"/>
    </style:style>
    <style:style style:name="T7" style:family="text">
      <style:text-properties officeooo:rsid="002f7fe8"/>
    </style:style>
    <style:style style:name="T8" style:family="text">
      <style:text-properties officeooo:rsid="0030cbf2"/>
    </style:style>
    <style:style style:name="T9" style:family="text">
      <style:text-properties officeooo:rsid="003354ee"/>
    </style:style>
    <style:style style:name="T10" style:family="text">
      <style:text-properties officeooo:rsid="00387651"/>
    </style:style>
    <style:style style:name="T11" style:family="text">
      <style:text-properties officeooo:rsid="00397b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asos de prueba</text:p>
      <text:p text:style-name="P1"/>
      <text:p text:style-name="P1">ID: 001</text:p>
      <text:p text:style-name="P1">Título: <text:span text:style-name="T1">Registro de login</text:span></text:p>
      <text:p text:style-name="P1">Descripción:</text:p>
      <text:p text:style-name="P1">Precondiciones:</text:p>
      <text:list xml:id="list3495874945" text:style-name="L1">
        <text:list-item>
          <text:p text:style-name="P8">El usuario debe estar creado.</text:p>
        </text:list-item>
        <text:list-item>
          <text:p text:style-name="P8">No debe haber sesión iniciada.</text:p>
        </text:list-item>
      </text:list>
      <text:p text:style-name="P1">Pasos a reproducir:</text:p>
      <text:list xml:id="list1807737949" text:style-name="L2">
        <text:list-item>
          <text:p text:style-name="P10">Iniciar la aplicación de escritorio.</text:p>
        </text:list-item>
        <text:list-item>
          <text:p text:style-name="P10">Ingresar el Usuario 45320127.</text:p>
        </text:list-item>
        <text:list-item>
          <text:p text:style-name="P10">Ingresar la Contraseña 123.</text:p>
        </text:list-item>
        <text:list-item>
          <text:p text:style-name="P10">Presionar el botón Ingresar.</text:p>
        </text:list-item>
      </text:list>
      <text:p text:style-name="P1">Resultado esperado: <text:span text:style-name="T2">Se muestra la página principal del sistema.</text:span></text:p>
      <text:p text:style-name="P1">Prioridad: <text:span text:style-name="T2">Alta</text:span></text:p>
      <text:p text:style-name="P1"/>
      <text:p text:style-name="P40"/>
      <text:p text:style-name="P1"/>
      <text:p text:style-name="P4">D: 00<text:span text:style-name="T5">2</text:span></text:p>
      <text:p text:style-name="P4">Título:<text:span text:style-name="T5">Mal ingreso de usuario</text:span></text:p>
      <text:p text:style-name="P4">Descripción: - </text:p>
      <text:p text:style-name="P4">Precondiciones:</text:p>
      <text:list xml:id="list153417047772456" text:continue-list="list3495874945" text:style-name="L1">
        <text:list-item>
          <text:p text:style-name="P9">El usuario debe estar creado.</text:p>
        </text:list-item>
        <text:list-item>
          <text:p text:style-name="P9">No debe haber sesión iniciada.</text:p>
        </text:list-item>
      </text:list>
      <text:p text:style-name="P4">Pasos a reproducir:</text:p>
      <text:list xml:id="list698467468" text:style-name="L3">
        <text:list-item>
          <text:p text:style-name="P11">Iniciar la aplicación de escritorio.</text:p>
        </text:list-item>
        <text:list-item>
          <text:p text:style-name="P12">Ingresar <text:span text:style-name="T6">un usuario </text:span><text:s/>4532012<text:span text:style-name="T7">9.</text:span></text:p>
        </text:list-item>
        <text:list-item>
          <text:p text:style-name="P11">Ingresar la contraseña 123.</text:p>
        </text:list-item>
        <text:list-item>
          <text:p text:style-name="P11">Presionar el botón Ingresar.</text:p>
        </text:list-item>
      </text:list>
      <text:p text:style-name="P5">Resultado esperado: <text:span text:style-name="T2">Se muestre un <text:s/>mensaje de error: “El usuario es incorrecto”.Reingresa a la pagina principal del sistema.</text:span></text:p>
      <text:p text:style-name="P4">Prioridad: Media</text:p>
      <text:p text:style-name="P4"/>
      <text:p text:style-name="P4"/>
      <text:p text:style-name="P4"/>
      <text:p text:style-name="P4">D: 00<text:span text:style-name="T5">3</text:span></text:p>
      <text:p text:style-name="P4">Título: <text:span text:style-name="T5">Mal ingreso de contraseña </text:span></text:p>
      <text:p text:style-name="P4">Descripción:</text:p>
      <text:p text:style-name="P4">Precondiciones:</text:p>
      <text:list xml:id="list153417887280938" text:continue-list="list153417047772456" text:style-name="L1">
        <text:list-item>
          <text:p text:style-name="P9">El usuario <text:span text:style-name="T8">no </text:span>debe estar creado.</text:p>
        </text:list-item>
        <text:list-item>
          <text:p text:style-name="P9">No debe haber sesión iniciada.</text:p>
        </text:list-item>
      </text:list>
      <text:p text:style-name="P4">Pasos a reproducir:</text:p>
      <text:list xml:id="list1559645570" text:style-name="L4">
        <text:list-item>
          <text:p text:style-name="P13">Iniciar la aplicación de escritorio.</text:p>
        </text:list-item>
        <text:list-item>
          <text:p text:style-name="P13">Ingresar el Usuario 45320127.</text:p>
        </text:list-item>
        <text:list-item>
          <text:p text:style-name="P13">Ingresar <text:span text:style-name="T7">la contraseña 4321.</text:span></text:p>
        </text:list-item>
        <text:list-item>
          <text:p text:style-name="P13">Presionar el botón Ingresar.</text:p>
        </text:list-item>
      </text:list>
      <text:p text:style-name="P5">Resultado esperado: <text:span text:style-name="T2">Se muestre un <text:s/>mensaje de error: “La contraseña es incorrecta” . Reingresa a la pagina principal del sistema. </text:span></text:p>
      <text:p text:style-name="P4">Prioridad: <text:s/>Media</text:p>
      <text:p text:style-name="P4"/>
      <text:p text:style-name="P42"/>
      <text:p text:style-name="P4"/>
      <text:p text:style-name="P1"><text:soft-page-break/>ID: 00<text:span text:style-name="T5">4</text:span></text:p>
      <text:p text:style-name="P1">Título: <text:span text:style-name="T3">Registro cliente</text:span></text:p>
      <text:p text:style-name="P1">Descripción:</text:p>
      <text:p text:style-name="P1">Precondiciones:</text:p>
      <text:list xml:id="list4110412783" text:style-name="L5">
        <text:list-item>
          <text:p text:style-name="P14">El cliente no debe estar creado.</text:p>
        </text:list-item>
      </text:list>
      <text:p text:style-name="P1">Pasos a reproducir:</text:p>
      <text:list xml:id="list525261202" text:style-name="L6">
        <text:list-item>
          <text:p text:style-name="P19">Ingresar <text:span text:style-name="T8">Ramiro</text:span></text:p>
        </text:list-item>
        <text:list-item>
          <text:p text:style-name="P22">Ingresar <text:span text:style-name="T8">Lopez</text:span></text:p>
        </text:list-item>
        <text:list-item>
          <text:p text:style-name="P22">Ingresar <text:span text:style-name="T8">442589632</text:span></text:p>
        </text:list-item>
        <text:list-item>
          <text:p text:style-name="P22">Ingresar <text:span text:style-name="T8">158 1589</text:span></text:p>
        </text:list-item>
        <text:list-item>
          <text:p text:style-name="P22">Ingresar <text:span text:style-name="T8">11 5987 1542</text:span></text:p>
        </text:list-item>
        <text:list-item>
          <text:p text:style-name="P22">Ingresar <text:span text:style-name="T8">ramiro@gmail.com</text:span></text:p>
        </text:list-item>
      </text:list>
      <text:p text:style-name="P1">Resultado esperado:</text:p>
      <text:list xml:id="list1029706675" text:style-name="L7">
        <text:list-item>
          <text:p text:style-name="P23">Creación satisfactoria. <text:s/></text:p>
        </text:list-item>
      </text:list>
      <text:p text:style-name="P1">Prioridad:</text:p>
      <text:p text:style-name="P6"><text:tab/>Alta.</text:p>
      <text:p text:style-name="P1"/>
      <text:p text:style-name="P1"/>
      <text:p text:style-name="P2">ID: 00<text:span text:style-name="T5">5</text:span></text:p>
      <text:p text:style-name="P2">Título: <text:span text:style-name="T4">Registro del caso</text:span></text:p>
      <text:p text:style-name="P2">Descripción: - </text:p>
      <text:p text:style-name="P2">Precondiciones:</text:p>
      <text:list xml:id="list153418118135099" text:continue-list="list4110412783" text:style-name="L5">
        <text:list-item>
          <text:p text:style-name="P15">El c<text:span text:style-name="T4">aso</text:span> no debe estar <text:span text:style-name="T4">asignad</text:span>o.</text:p>
        </text:list-item>
      </text:list>
      <text:p text:style-name="P2">Pasos a reproducir:</text:p>
      <text:list xml:id="list879821337" text:style-name="L8">
        <text:list-item>
          <text:p text:style-name="P20">Ingresar <text:span text:style-name="T9">Tipo: Divorcio.</text:span></text:p>
        </text:list-item>
        <text:list-item>
          <text:p text:style-name="P24">Ingresar Fecha de Inicio: <text:s/><text:span text:style-name="T9">06/09/2020</text:span></text:p>
        </text:list-item>
        <text:list-item>
          <text:p text:style-name="P24">Ingresar Fecha de Fin: <text:span text:style-name="T9">07/05/2021 </text:span></text:p>
        </text:list-item>
        <text:list-item>
          <text:p text:style-name="P24">Ingresar Motivo: <text:span text:style-name="T9">Separación y división de bienes.</text:span></text:p>
        </text:list-item>
      </text:list>
      <text:p text:style-name="P2">Resultado esperado:</text:p>
      <text:list xml:id="list1031779156" text:style-name="L9">
        <text:list-item>
          <text:p text:style-name="P25">Creación satisfactoria. <text:s/></text:p>
        </text:list-item>
      </text:list>
      <text:p text:style-name="P2">Prioridad:</text:p>
      <text:p text:style-name="P7"><text:tab/>Alta.</text:p>
      <text:p text:style-name="P2"/>
      <text:p text:style-name="P37">ID: 00<text:span text:style-name="T5">6</text:span></text:p>
      <text:p text:style-name="P37">Título: Creación de eventos.</text:p>
      <text:p text:style-name="P37">Descripción: - </text:p>
      <text:p text:style-name="P37">Precondiciones:</text:p>
      <text:list xml:id="list153418267833844" text:continue-list="list153418118135099" text:style-name="L5">
        <text:list-item>
          <text:p text:style-name="P17">El evento no debe estar creado.</text:p>
        </text:list-item>
      </text:list>
      <text:p text:style-name="P37">Pasos a reproducir:</text:p>
      <text:list xml:id="list514344832" text:style-name="L15">
        <text:list-item>
          <text:p text:style-name="P21">In<text:span text:style-name="T4">dicar Fecha: </text:span><text:span text:style-name="T9">25/ 06/ 2022</text:span></text:p>
        </text:list-item>
        <text:list-item>
          <text:p text:style-name="P34">Ingresar Motivo de la reunión: <text:span text:style-name="T9">Llamada a cliente.</text:span></text:p>
        </text:list-item>
      </text:list>
      <text:p text:style-name="P37">Resultado esperado:</text:p>
      <text:list xml:id="list397647543" text:style-name="L16">
        <text:list-item>
          <text:p text:style-name="P29">Creación satisfactoria. <text:s text:c="8"/></text:p>
        </text:list-item>
      </text:list>
      <text:p text:style-name="P37">Prioridad:</text:p>
      <text:p text:style-name="P28"><text:tab/>Alta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><text:soft-page-break/>ID: 00<text:span text:style-name="T10">7</text:span></text:p>
      <text:p text:style-name="P3">Título: <text:span text:style-name="T10">Edi</text:span><text:span text:style-name="T11">ción de clientes errónea.</text:span></text:p>
      <text:p text:style-name="P3">Descripción: - </text:p>
      <text:p text:style-name="P3">Precondiciones:</text:p>
      <text:list xml:id="list153417244607331" text:continue-list="list153418267833844" text:style-name="L5">
        <text:list-item>
          <text:p text:style-name="P16">El <text:span text:style-name="T10">cliente</text:span> debe estar creado.</text:p>
        </text:list-item>
      </text:list>
      <text:p text:style-name="P3">Pasos a reproducir:</text:p>
      <text:list xml:id="list2912607445" text:style-name="L10">
        <text:list-item>
          <text:p text:style-name="P43">Click sobre botón “Editar”.</text:p>
        </text:list-item>
        <text:list-item>
          <text:p text:style-name="P43">Cambio de DNIC(es un INT) : H45.894.563R</text:p>
        </text:list-item>
      </text:list>
      <text:p text:style-name="P3">Resultado esperado:</text:p>
      <text:list xml:id="list3131678951" text:style-name="L11">
        <text:list-item>
          <text:p text:style-name="P26"><text:span text:style-name="T10">L</text:span>os cambios no <text:span text:style-name="T11">deberían </text:span>efectua<text:span text:style-name="T11">rse.</text:span></text:p>
        </text:list-item>
      </text:list>
      <text:p text:style-name="P3">Prioridad:</text:p>
      <text:p text:style-name="P27"><text:tab/><text:span text:style-name="T10">Media</text:span>.</text:p>
      <text:p text:style-name="P27"/>
      <text:p text:style-name="P27"/>
      <text:p text:style-name="P38">ID: 00<text:span text:style-name="T11">8</text:span></text:p>
      <text:p text:style-name="P38">Título: <text:span text:style-name="T10">Ed</text:span><text:span text:style-name="T11">ición de clientes correcta.</text:span></text:p>
      <text:p text:style-name="P38">Descripción: - </text:p>
      <text:p text:style-name="P38">Precondiciones:</text:p>
      <text:list xml:id="list153417405046335" text:continue-list="list153417244607331" text:style-name="L5">
        <text:list-item>
          <text:p text:style-name="P18">El <text:span text:style-name="T10">cliente</text:span> debe estar creado.</text:p>
        </text:list-item>
      </text:list>
      <text:p text:style-name="P38">Pasos a reproducir:</text:p>
      <text:list xml:id="list1152033497" text:style-name="L21">
        <text:list-item>
          <text:p text:style-name="P46">Click sobre botón “Editar”.</text:p>
        </text:list-item>
        <text:list-item>
          <text:p text:style-name="P46">Cambio de DNIC(es un INT) : <text:span text:style-name="T11">45987632.</text:span></text:p>
        </text:list-item>
      </text:list>
      <text:p text:style-name="P38">Resultado esperado:</text:p>
      <text:list xml:id="list4034304072" text:style-name="L22">
        <text:list-item>
          <text:p text:style-name="P33"><text:span text:style-name="T10">L</text:span>os cambios <text:span text:style-name="T11">deberían efectuarse.</text:span></text:p>
        </text:list-item>
      </text:list>
      <text:p text:style-name="P38">Prioridad:</text:p>
      <text:p text:style-name="P32"><text:tab/><text:span text:style-name="T10">Media</text:span>.</text:p>
      <text:p text:style-name="P27"/>
      <text:p text:style-name="P37"><text:span text:style-name="T10">I</text:span>D: 00<text:span text:style-name="T11">9</text:span></text:p>
      <text:p text:style-name="P38">Título: <text:span text:style-name="T10">Ed</text:span><text:span text:style-name="T11">ición de casos errónea.</text:span></text:p>
      <text:p text:style-name="P37">Descripción: - </text:p>
      <text:p text:style-name="P37">Precondiciones:</text:p>
      <text:list xml:id="list153418284556262" text:continue-list="list153417405046335" text:style-name="L5">
        <text:list-item>
          <text:p text:style-name="P17">El <text:span text:style-name="T10">caso</text:span> debe estar creado.</text:p>
        </text:list-item>
      </text:list>
      <text:p text:style-name="P37">Pasos a reproducir:</text:p>
      <text:list xml:id="list2786162647" text:style-name="L17">
        <text:list-item>
          <text:p text:style-name="P44">Click sobre botón “Editar”.</text:p>
        </text:list-item>
        <text:list-item>
          <text:p text:style-name="P44">Cambio de Fecha_Inicio(es un DATE) : I9/I0/22</text:p>
        </text:list-item>
      </text:list>
      <text:p text:style-name="P37">Resultado esperado:</text:p>
      <text:list xml:id="list4150530511" text:style-name="L18">
        <text:list-item>
          <text:p text:style-name="P30"><text:span text:style-name="T10">L</text:span>os cambios no <text:span text:style-name="T11">deberían </text:span>efectua<text:span text:style-name="T11">rse.</text:span></text:p>
        </text:list-item>
      </text:list>
      <text:p text:style-name="P37">Prioridad:</text:p>
      <text:p text:style-name="P28"><text:tab/><text:span text:style-name="T10">Media</text:span>.</text:p>
      <text:p text:style-name="P28"/>
      <text:p text:style-name="P37"><text:span text:style-name="T10">I</text:span>D: 0<text:span text:style-name="T11">10</text:span></text:p>
      <text:p text:style-name="P38">Título: <text:span text:style-name="T10">Ed</text:span><text:span text:style-name="T11">ición de casos correcta.</text:span></text:p>
      <text:p text:style-name="P37">Descripción: - </text:p>
      <text:p text:style-name="P37">Precondiciones:</text:p>
      <text:list xml:id="list153417949331135" text:continue-list="list153418284556262" text:style-name="L5">
        <text:list-item>
          <text:p text:style-name="P17">El <text:span text:style-name="T10">caso</text:span> debe estar creado.</text:p>
        </text:list-item>
      </text:list>
      <text:p text:style-name="P37">Pasos a reproducir:</text:p>
      <text:list xml:id="list218784689" text:style-name="L19">
        <text:list-item>
          <text:p text:style-name="P45">Click sobre botón “Editar”.</text:p>
        </text:list-item>
        <text:list-item>
          <text:p text:style-name="P45">Cambio de Fecha_Inicio(es un DATE) : 19/10/22</text:p>
        </text:list-item>
      </text:list>
      <text:p text:style-name="P37">Resultado esperado:</text:p>
      <text:list xml:id="list3339664718" text:style-name="L20">
        <text:list-item>
          <text:p text:style-name="P31"><text:span text:style-name="T10">L</text:span>os cambios <text:span text:style-name="T11">deberían efectuarse.</text:span></text:p>
        </text:list-item>
      </text:list>
      <text:p text:style-name="P37">Prioridad:</text:p>
      <text:p text:style-name="P28"><text:tab/><text:span text:style-name="T10">Media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20:24:08.209774500</meta:creation-date>
    <dc:date>2022-09-16T15:33:41.066258702</dc:date>
    <meta:editing-duration>PT1H3M43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3" meta:paragraph-count="130" meta:word-count="493" meta:character-count="3102" meta:non-whitespace-character-count="2756"/>
  </office:meta>
</office:document-meta>
</file>